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102cm" svg:stroke-color="#000000" draw:marker-start-width="0.153cm" draw:marker-end-width="0.153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439cm" svg:height="4.438cm" svg:x="13.587cm" svg:y="8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3.522cm" svg:y1="8.981cm" svg:x2="15.088cm" svg:y2="7.415cm">
            <text:p/>
          </draw:line>
          <draw:line draw:style-name="gr3" draw:text-style-name="P1" draw:layer="layout" svg:x1="18.03cm" svg:y1="8.981cm" svg:x2="19.526cm" svg:y2="7.485cm">
            <text:p/>
          </draw:line>
          <draw:line draw:style-name="gr4" draw:text-style-name="P1" draw:layer="layout" svg:x1="15.088cm" svg:y1="7.415cm" svg:x2="19.527cm" svg:y2="7.415cm">
            <text:p/>
          </draw:line>
          <draw:line draw:style-name="gr3" draw:text-style-name="P1" draw:layer="layout" svg:x1="18.045cm" svg:y1="13.402cm" svg:x2="19.528cm" svg:y2="11.919cm">
            <text:p/>
          </draw:line>
          <draw:line draw:style-name="gr4" draw:text-style-name="P1" draw:layer="layout" svg:x1="19.527cm" svg:y1="7.415cm" svg:x2="19.527cm" svg:y2="12.012cm">
            <text:p/>
          </draw:line>
          <draw:line draw:style-name="gr5" draw:text-style-name="P1" draw:layer="layout" svg:x1="13.941cm" svg:y1="8.981cm" svg:x2="13.941cm" svg:y2="13.42cm">
            <text:p/>
          </draw:line>
          <draw:line draw:style-name="gr5" draw:text-style-name="P1" draw:layer="layout" svg:x1="14.353cm" svg:y1="8.981cm" svg:x2="14.353cm" svg:y2="13.42cm">
            <text:p/>
          </draw:line>
          <draw:line draw:style-name="gr5" draw:text-style-name="P1" draw:layer="layout" svg:x1="13.941cm" svg:y1="8.981cm" svg:x2="13.941cm" svg:y2="13.42cm">
            <text:p/>
          </draw:line>
          <draw:line draw:style-name="gr5" draw:text-style-name="P1" draw:layer="layout" svg:x1="15.997cm" svg:y1="8.981cm" svg:x2="15.997cm" svg:y2="13.42cm">
            <text:p/>
          </draw:line>
          <draw:line draw:style-name="gr5" draw:text-style-name="P1" draw:layer="layout" svg:x1="15.586cm" svg:y1="8.981cm" svg:x2="15.586cm" svg:y2="13.42cm">
            <text:p/>
          </draw:line>
          <draw:line draw:style-name="gr5" draw:text-style-name="P1" draw:layer="layout" svg:x1="15.175cm" svg:y1="8.981cm" svg:x2="15.175cm" svg:y2="13.42cm">
            <text:p/>
          </draw:line>
          <draw:line draw:style-name="gr5" draw:text-style-name="P1" draw:layer="layout" svg:x1="14.764cm" svg:y1="8.981cm" svg:x2="14.764cm" svg:y2="13.42cm">
            <text:p/>
          </draw:line>
          <draw:line draw:style-name="gr5" draw:text-style-name="P1" draw:layer="layout" svg:x1="16.434cm" svg:y1="9.007cm" svg:x2="16.434cm" svg:y2="13.446cm">
            <text:p/>
          </draw:line>
          <draw:line draw:style-name="gr5" draw:text-style-name="P1" draw:layer="layout" svg:x1="16.845cm" svg:y1="9.007cm" svg:x2="16.845cm" svg:y2="13.446cm">
            <text:p/>
          </draw:line>
          <draw:line draw:style-name="gr5" draw:text-style-name="P1" draw:layer="layout" svg:x1="17.668cm" svg:y1="9.007cm" svg:x2="17.668cm" svg:y2="13.446cm">
            <text:p/>
          </draw:line>
          <draw:line draw:style-name="gr5" draw:text-style-name="P1" draw:layer="layout" svg:x1="17.256cm" svg:y1="9.007cm" svg:x2="17.256cm" svg:y2="13.446cm">
            <text:p/>
          </draw:line>
          <draw:line draw:style-name="gr6" draw:text-style-name="P1" draw:layer="layout" svg:x1="13.933cm" svg:y1="8.981cm" svg:x2="15.499cm" svg:y2="7.415cm">
            <text:p/>
          </draw:line>
          <draw:line draw:style-name="gr6" draw:text-style-name="P1" draw:layer="layout" svg:x1="14.344cm" svg:y1="8.981cm" svg:x2="15.91cm" svg:y2="7.415cm">
            <text:p/>
          </draw:line>
          <draw:line draw:style-name="gr6" draw:text-style-name="P1" draw:layer="layout" svg:x1="14.756cm" svg:y1="8.981cm" svg:x2="16.322cm" svg:y2="7.415cm">
            <text:p/>
          </draw:line>
          <draw:line draw:style-name="gr6" draw:text-style-name="P1" draw:layer="layout" svg:x1="15.166cm" svg:y1="8.981cm" svg:x2="16.732cm" svg:y2="7.415cm">
            <text:p/>
          </draw:line>
          <draw:line draw:style-name="gr6" draw:text-style-name="P1" draw:layer="layout" svg:x1="15.578cm" svg:y1="8.981cm" svg:x2="17.144cm" svg:y2="7.415cm">
            <text:p/>
          </draw:line>
          <draw:line draw:style-name="gr6" draw:text-style-name="P1" draw:layer="layout" svg:x1="15.166cm" svg:y1="8.981cm" svg:x2="16.732cm" svg:y2="7.415cm">
            <text:p/>
          </draw:line>
          <draw:line draw:style-name="gr6" draw:text-style-name="P1" draw:layer="layout" svg:x1="16.4cm" svg:y1="8.981cm" svg:x2="17.966cm" svg:y2="7.415cm">
            <text:p/>
          </draw:line>
          <draw:line draw:style-name="gr6" draw:text-style-name="P1" draw:layer="layout" svg:x1="16.811cm" svg:y1="8.981cm" svg:x2="18.377cm" svg:y2="7.415cm">
            <text:p/>
          </draw:line>
          <draw:line draw:style-name="gr6" draw:text-style-name="P1" draw:layer="layout" svg:x1="17.222cm" svg:y1="8.981cm" svg:x2="18.788cm" svg:y2="7.415cm">
            <text:p/>
          </draw:line>
          <draw:line draw:style-name="gr6" draw:text-style-name="P1" draw:layer="layout" svg:x1="17.633cm" svg:y1="8.981cm" svg:x2="19.199cm" svg:y2="7.415cm">
            <text:p/>
          </draw:line>
          <draw:line draw:style-name="gr5" draw:text-style-name="P1" draw:layer="layout" svg:x1="18.284cm" svg:y1="8.699cm" svg:x2="18.284cm" svg:y2="13.138cm">
            <text:p/>
          </draw:line>
          <draw:line draw:style-name="gr5" draw:text-style-name="P1" draw:layer="layout" svg:x1="18.592cm" svg:y1="8.39cm" svg:x2="18.592cm" svg:y2="12.829cm">
            <text:p/>
          </draw:line>
          <draw:line draw:style-name="gr5" draw:text-style-name="P1" draw:layer="layout" svg:x1="18.901cm" svg:y1="8.082cm" svg:x2="18.901cm" svg:y2="12.521cm">
            <text:p/>
          </draw:line>
          <draw:line draw:style-name="gr5" draw:text-style-name="P1" draw:layer="layout" svg:x1="19.209cm" svg:y1="7.773cm" svg:x2="19.209cm" svg:y2="12.212cm">
            <text:p/>
          </draw:line>
          <draw:line draw:style-name="gr4" draw:text-style-name="P1" draw:layer="layout" svg:x1="18.901cm" svg:y1="8.082cm" svg:x2="18.901cm" svg:y2="12.521cm">
            <text:p/>
          </draw:line>
          <draw:line draw:style-name="gr5" draw:text-style-name="P1" draw:layer="layout" svg:x1="14.798cm" svg:y1="7.716cm" svg:x2="19.344cm" svg:y2="7.716cm">
            <text:p/>
          </draw:line>
          <draw:line draw:style-name="gr5" draw:text-style-name="P1" draw:layer="layout" svg:x1="14.482cm" svg:y1="8.032cm" svg:x2="19.028cm" svg:y2="8.032cm">
            <text:p/>
          </draw:line>
          <draw:line draw:style-name="gr5" draw:text-style-name="P1" draw:layer="layout" svg:x1="14.166cm" svg:y1="8.348cm" svg:x2="18.712cm" svg:y2="8.348cm">
            <text:p/>
          </draw:line>
          <draw:line draw:style-name="gr5" draw:text-style-name="P1" draw:layer="layout" svg:x1="13.857cm" svg:y1="8.648cm" svg:x2="18.352cm" svg:y2="8.648cm">
            <text:p/>
          </draw:line>
          <draw:line draw:style-name="gr5" draw:text-style-name="P1" draw:layer="layout" svg:x1="13.58cm" svg:y1="9.368cm" svg:x2="18.019cm" svg:y2="9.368cm">
            <text:p/>
          </draw:line>
          <draw:line draw:style-name="gr5" draw:text-style-name="P1" draw:layer="layout" svg:x1="13.58cm" svg:y1="9.779cm" svg:x2="18.019cm" svg:y2="9.779cm">
            <text:p/>
          </draw:line>
          <draw:line draw:style-name="gr5" draw:text-style-name="P1" draw:layer="layout" svg:x1="13.58cm" svg:y1="10.19cm" svg:x2="18.019cm" svg:y2="10.19cm">
            <text:p/>
          </draw:line>
          <draw:line draw:style-name="gr5" draw:text-style-name="P1" draw:layer="layout" svg:x1="13.58cm" svg:y1="10.601cm" svg:x2="18.019cm" svg:y2="10.601cm">
            <text:p/>
          </draw:line>
          <draw:line draw:style-name="gr5" draw:text-style-name="P1" draw:layer="layout" svg:x1="13.58cm" svg:y1="11.012cm" svg:x2="18.019cm" svg:y2="11.012cm">
            <text:p/>
          </draw:line>
          <draw:line draw:style-name="gr5" draw:text-style-name="P1" draw:layer="layout" svg:x1="13.58cm" svg:y1="11.424cm" svg:x2="18.019cm" svg:y2="11.424cm">
            <text:p/>
          </draw:line>
          <draw:line draw:style-name="gr5" draw:text-style-name="P1" draw:layer="layout" svg:x1="13.58cm" svg:y1="11.834cm" svg:x2="18.019cm" svg:y2="11.834cm">
            <text:p/>
          </draw:line>
          <draw:line draw:style-name="gr5" draw:text-style-name="P1" draw:layer="layout" svg:x1="13.58cm" svg:y1="12.246cm" svg:x2="18.019cm" svg:y2="12.246cm">
            <text:p/>
          </draw:line>
          <draw:line draw:style-name="gr5" draw:text-style-name="P1" draw:layer="layout" svg:x1="13.58cm" svg:y1="12.657cm" svg:x2="18.019cm" svg:y2="12.657cm">
            <text:p/>
          </draw:line>
          <draw:line draw:style-name="gr5" draw:text-style-name="P1" draw:layer="layout" svg:x1="13.58cm" svg:y1="13.068cm" svg:x2="18.019cm" svg:y2="13.068cm">
            <text:p/>
          </draw:line>
          <draw:line draw:style-name="gr5" draw:text-style-name="P1" draw:layer="layout" svg:x1="13.58cm" svg:y1="12.657cm" svg:x2="18.019cm" svg:y2="12.657cm">
            <text:p/>
          </draw:line>
          <draw:line draw:style-name="gr7" draw:text-style-name="P1" draw:layer="layout" svg:x1="18.063cm" svg:y1="9.401cm" svg:x2="19.527cm" svg:y2="7.937cm">
            <text:p/>
          </draw:line>
          <draw:line draw:style-name="gr7" draw:text-style-name="P1" draw:layer="layout" svg:x1="18.063cm" svg:y1="9.812cm" svg:x2="19.527cm" svg:y2="8.348cm">
            <text:p/>
          </draw:line>
          <draw:line draw:style-name="gr7" draw:text-style-name="P1" draw:layer="layout" svg:x1="18.063cm" svg:y1="10.223cm" svg:x2="19.527cm" svg:y2="8.759cm">
            <text:p/>
          </draw:line>
          <draw:line draw:style-name="gr7" draw:text-style-name="P1" draw:layer="layout" svg:x1="18.063cm" svg:y1="10.635cm" svg:x2="19.527cm" svg:y2="9.171cm">
            <text:p/>
          </draw:line>
          <draw:line draw:style-name="gr7" draw:text-style-name="P1" draw:layer="layout" svg:x1="18.063cm" svg:y1="11.045cm" svg:x2="19.527cm" svg:y2="9.581cm">
            <text:p/>
          </draw:line>
          <draw:line draw:style-name="gr8" draw:text-style-name="P1" draw:layer="layout" svg:x1="18.063cm" svg:y1="11.248cm" svg:x2="19.527cm" svg:y2="9.784cm">
            <text:p/>
          </draw:line>
          <draw:line draw:style-name="gr7" draw:text-style-name="P1" draw:layer="layout" svg:x1="18.063cm" svg:y1="11.658cm" svg:x2="19.527cm" svg:y2="10.194cm">
            <text:p/>
          </draw:line>
          <draw:line draw:style-name="gr7" draw:text-style-name="P1" draw:layer="layout" svg:x1="18.063cm" svg:y1="12.07cm" svg:x2="19.527cm" svg:y2="10.606cm">
            <text:p/>
          </draw:line>
          <draw:line draw:style-name="gr7" draw:text-style-name="P1" draw:layer="layout" svg:x1="18.063cm" svg:y1="12.621cm" svg:x2="19.527cm" svg:y2="11.157cm">
            <text:p/>
          </draw:line>
          <draw:line draw:style-name="gr7" draw:text-style-name="P1" draw:layer="layout" svg:x1="18.063cm" svg:y1="13.031cm" svg:x2="19.527cm" svg:y2="11.567cm">
            <text:p/>
          </draw:line>
          <draw:line draw:style-name="gr7" draw:text-style-name="P1" draw:layer="layout" svg:x1="18.063cm" svg:y1="12.411cm" svg:x2="19.527cm" svg:y2="10.947cm">
            <text:p/>
          </draw:line>
          <draw:line draw:style-name="gr5" draw:text-style-name="P1" draw:layer="layout" svg:x1="13.581cm" svg:y1="9.577cm" svg:x2="18.02cm" svg:y2="9.577cm">
            <text:p/>
          </draw:line>
          <draw:line draw:style-name="gr5" draw:text-style-name="P1" draw:layer="layout" svg:x1="13.581cm" svg:y1="9.988cm" svg:x2="18.02cm" svg:y2="9.988cm">
            <text:p/>
          </draw:line>
          <draw:line draw:style-name="gr5" draw:text-style-name="P1" draw:layer="layout" svg:x1="13.581cm" svg:y1="10.399cm" svg:x2="18.02cm" svg:y2="10.399cm">
            <text:p/>
          </draw:line>
          <draw:line draw:style-name="gr5" draw:text-style-name="P1" draw:layer="layout" svg:x1="13.581cm" svg:y1="10.81cm" svg:x2="18.02cm" svg:y2="10.81cm">
            <text:p/>
          </draw:line>
          <draw:line draw:style-name="gr4" draw:text-style-name="P1" draw:layer="layout" svg:x1="13.581cm" svg:y1="11.222cm" svg:x2="18.02cm" svg:y2="11.222cm">
            <text:p/>
          </draw:line>
          <draw:line draw:style-name="gr5" draw:text-style-name="P1" draw:layer="layout" svg:x1="13.581cm" svg:y1="11.633cm" svg:x2="18.02cm" svg:y2="11.633cm">
            <text:p/>
          </draw:line>
          <draw:line draw:style-name="gr5" draw:text-style-name="P1" draw:layer="layout" svg:x1="13.581cm" svg:y1="12.044cm" svg:x2="18.02cm" svg:y2="12.044cm">
            <text:p/>
          </draw:line>
          <draw:line draw:style-name="gr5" draw:text-style-name="P1" draw:layer="layout" svg:x1="13.581cm" svg:y1="12.455cm" svg:x2="18.02cm" svg:y2="12.455cm">
            <text:p/>
          </draw:line>
          <draw:line draw:style-name="gr5" draw:text-style-name="P1" draw:layer="layout" svg:x1="13.581cm" svg:y1="12.866cm" svg:x2="18.02cm" svg:y2="12.866cm">
            <text:p/>
          </draw:line>
          <draw:line draw:style-name="gr5" draw:text-style-name="P1" draw:layer="layout" svg:x1="13.581cm" svg:y1="13.277cm" svg:x2="18.02cm" svg:y2="13.277cm">
            <text:p/>
          </draw:line>
          <draw:line draw:style-name="gr5" draw:text-style-name="P1" draw:layer="layout" svg:x1="13.581cm" svg:y1="12.866cm" svg:x2="18.02cm" svg:y2="12.866cm">
            <text:p/>
          </draw:line>
          <draw:line draw:style-name="gr5" draw:text-style-name="P1" draw:layer="layout" svg:x1="13.581cm" svg:y1="9.159cm" svg:x2="18.02cm" svg:y2="9.159cm">
            <text:p/>
          </draw:line>
          <draw:line draw:style-name="gr5" draw:text-style-name="P1" draw:layer="layout" svg:x1="13.581cm" svg:y1="9.368cm" svg:x2="18.02cm" svg:y2="9.368cm">
            <text:p/>
          </draw:line>
          <draw:line draw:style-name="gr5" draw:text-style-name="P1" draw:layer="layout" svg:x1="13.732cm" svg:y1="8.981cm" svg:x2="13.732cm" svg:y2="13.42cm">
            <text:p/>
          </draw:line>
          <draw:line draw:style-name="gr5" draw:text-style-name="P1" draw:layer="layout" svg:x1="14.143cm" svg:y1="8.981cm" svg:x2="14.143cm" svg:y2="13.42cm">
            <text:p/>
          </draw:line>
          <draw:line draw:style-name="gr5" draw:text-style-name="P1" draw:layer="layout" svg:x1="13.732cm" svg:y1="8.981cm" svg:x2="13.732cm" svg:y2="13.42cm">
            <text:p/>
          </draw:line>
          <draw:line draw:style-name="gr4" draw:text-style-name="P1" draw:layer="layout" svg:x1="15.788cm" svg:y1="8.981cm" svg:x2="15.788cm" svg:y2="13.42cm">
            <text:p/>
          </draw:line>
          <draw:line draw:style-name="gr5" draw:text-style-name="P1" draw:layer="layout" svg:x1="15.377cm" svg:y1="8.981cm" svg:x2="15.377cm" svg:y2="13.42cm">
            <text:p/>
          </draw:line>
          <draw:line draw:style-name="gr5" draw:text-style-name="P1" draw:layer="layout" svg:x1="14.965cm" svg:y1="8.981cm" svg:x2="14.965cm" svg:y2="13.42cm">
            <text:p/>
          </draw:line>
          <draw:line draw:style-name="gr5" draw:text-style-name="P1" draw:layer="layout" svg:x1="14.555cm" svg:y1="8.981cm" svg:x2="14.555cm" svg:y2="13.42cm">
            <text:p/>
          </draw:line>
          <draw:line draw:style-name="gr5" draw:text-style-name="P1" draw:layer="layout" svg:x1="16.225cm" svg:y1="9.007cm" svg:x2="16.225cm" svg:y2="13.446cm">
            <text:p/>
          </draw:line>
          <draw:line draw:style-name="gr5" draw:text-style-name="P1" draw:layer="layout" svg:x1="16.636cm" svg:y1="9.007cm" svg:x2="16.636cm" svg:y2="13.446cm">
            <text:p/>
          </draw:line>
          <draw:line draw:style-name="gr5" draw:text-style-name="P1" draw:layer="layout" svg:x1="17.458cm" svg:y1="9.007cm" svg:x2="17.458cm" svg:y2="13.446cm">
            <text:p/>
          </draw:line>
          <draw:line draw:style-name="gr5" draw:text-style-name="P1" draw:layer="layout" svg:x1="17.047cm" svg:y1="9.007cm" svg:x2="17.047cm" svg:y2="13.446cm">
            <text:p/>
          </draw:line>
          <draw:line draw:style-name="gr5" draw:text-style-name="P1" draw:layer="layout" svg:x1="17.877cm" svg:y1="9.007cm" svg:x2="17.877cm" svg:y2="13.446cm">
            <text:p/>
          </draw:line>
          <draw:line draw:style-name="gr7" draw:text-style-name="P1" draw:layer="layout" svg:x1="18.064cm" svg:y1="11.416cm" svg:x2="19.528cm" svg:y2="9.952cm">
            <text:p/>
          </draw:line>
          <draw:line draw:style-name="gr7" draw:text-style-name="P1" draw:layer="layout" svg:x1="18.064cm" svg:y1="11.827cm" svg:x2="19.528cm" svg:y2="10.363cm">
            <text:p/>
          </draw:line>
          <draw:line draw:style-name="gr7" draw:text-style-name="P1" draw:layer="layout" svg:x1="18.064cm" svg:y1="12.239cm" svg:x2="19.528cm" svg:y2="10.775cm">
            <text:p/>
          </draw:line>
          <draw:line draw:style-name="gr7" draw:text-style-name="P1" draw:layer="layout" svg:x1="18.064cm" svg:y1="12.858cm" svg:x2="19.528cm" svg:y2="11.394cm">
            <text:p/>
          </draw:line>
          <draw:line draw:style-name="gr7" draw:text-style-name="P1" draw:layer="layout" svg:x1="18.064cm" svg:y1="9.123cm" svg:x2="19.528cm" svg:y2="7.659cm">
            <text:p/>
          </draw:line>
          <draw:line draw:style-name="gr7" draw:text-style-name="P1" draw:layer="layout" svg:x1="18.064cm" svg:y1="9.603cm" svg:x2="19.528cm" svg:y2="8.139cm">
            <text:p/>
          </draw:line>
          <draw:line draw:style-name="gr7" draw:text-style-name="P1" draw:layer="layout" svg:x1="18.064cm" svg:y1="10.015cm" svg:x2="19.528cm" svg:y2="8.551cm">
            <text:p/>
          </draw:line>
          <draw:line draw:style-name="gr7" draw:text-style-name="P1" draw:layer="layout" svg:x1="18.064cm" svg:y1="10.426cm" svg:x2="19.542cm" svg:y2="8.948cm">
            <text:p/>
          </draw:line>
          <draw:line draw:style-name="gr7" draw:text-style-name="P1" draw:layer="layout" svg:x1="18.064cm" svg:y1="10.837cm" svg:x2="19.528cm" svg:y2="9.373cm">
            <text:p/>
          </draw:line>
          <draw:line draw:style-name="gr7" draw:text-style-name="P1" draw:layer="layout" svg:x1="18.064cm" svg:y1="13.241cm" svg:x2="19.528cm" svg:y2="11.777cm">
            <text:p/>
          </draw:line>
          <draw:line draw:style-name="gr5" draw:text-style-name="P1" draw:layer="layout" svg:x1="18.424cm" svg:y1="8.559cm" svg:x2="18.424cm" svg:y2="12.998cm">
            <text:p/>
          </draw:line>
          <draw:line draw:style-name="gr5" draw:text-style-name="P1" draw:layer="layout" svg:x1="18.732cm" svg:y1="8.251cm" svg:x2="18.732cm" svg:y2="12.69cm">
            <text:p/>
          </draw:line>
          <draw:line draw:style-name="gr5" draw:text-style-name="P1" draw:layer="layout" svg:x1="19.041cm" svg:y1="7.943cm" svg:x2="19.041cm" svg:y2="12.382cm">
            <text:p/>
          </draw:line>
          <draw:line draw:style-name="gr5" draw:text-style-name="P1" draw:layer="layout" svg:x1="19.35cm" svg:y1="7.634cm" svg:x2="19.35cm" svg:y2="12.073cm">
            <text:p/>
          </draw:line>
          <draw:line draw:style-name="gr5" draw:text-style-name="P1" draw:layer="layout" svg:x1="19.041cm" svg:y1="7.943cm" svg:x2="19.041cm" svg:y2="12.382cm">
            <text:p/>
          </draw:line>
          <draw:line draw:style-name="gr5" draw:text-style-name="P1" draw:layer="layout" svg:x1="18.145cm" svg:y1="8.839cm" svg:x2="18.145cm" svg:y2="13.278cm">
            <text:p/>
          </draw:line>
          <draw:line draw:style-name="gr5" draw:text-style-name="P1" draw:layer="layout" svg:x1="14.981cm" svg:y1="7.535cm" svg:x2="19.527cm" svg:y2="7.535cm">
            <text:p/>
          </draw:line>
          <draw:line draw:style-name="gr5" draw:text-style-name="P1" draw:layer="layout" svg:x1="14.666cm" svg:y1="7.851cm" svg:x2="19.212cm" svg:y2="7.851cm">
            <text:p/>
          </draw:line>
          <draw:line draw:style-name="gr4" draw:text-style-name="P1" draw:layer="layout" svg:x1="14.35cm" svg:y1="8.167cm" svg:x2="18.896cm" svg:y2="8.167cm">
            <text:p/>
          </draw:line>
          <draw:line draw:style-name="gr5" draw:text-style-name="P1" draw:layer="layout" svg:x1="14.037cm" svg:y1="8.48cm" svg:x2="18.641cm" svg:y2="8.48cm">
            <text:p/>
          </draw:line>
          <draw:line draw:style-name="gr5" draw:text-style-name="P1" draw:layer="layout" svg:x1="13.726cm" svg:y1="8.782cm" svg:x2="18.221cm" svg:y2="8.782cm">
            <text:p/>
          </draw:line>
          <draw:line draw:style-name="gr6" draw:text-style-name="P1" draw:layer="layout" svg:x1="14.143cm" svg:y1="8.981cm" svg:x2="15.709cm" svg:y2="7.415cm">
            <text:p/>
          </draw:line>
          <draw:line draw:style-name="gr6" draw:text-style-name="P1" draw:layer="layout" svg:x1="14.554cm" svg:y1="8.981cm" svg:x2="16.12cm" svg:y2="7.415cm">
            <text:p/>
          </draw:line>
          <draw:line draw:style-name="gr6" draw:text-style-name="P1" draw:layer="layout" svg:x1="14.965cm" svg:y1="8.981cm" svg:x2="16.531cm" svg:y2="7.415cm">
            <text:p/>
          </draw:line>
          <draw:line draw:style-name="gr6" draw:text-style-name="P1" draw:layer="layout" svg:x1="15.376cm" svg:y1="8.981cm" svg:x2="16.942cm" svg:y2="7.415cm">
            <text:p/>
          </draw:line>
          <draw:line draw:style-name="gr6" draw:text-style-name="P1" draw:layer="layout" svg:x1="15.376cm" svg:y1="8.981cm" svg:x2="16.942cm" svg:y2="7.415cm">
            <text:p/>
          </draw:line>
          <draw:line draw:style-name="gr6" draw:text-style-name="P1" draw:layer="layout" svg:x1="15.954cm" svg:y1="8.998cm" svg:x2="17.52cm" svg:y2="7.432cm">
            <text:p/>
          </draw:line>
          <draw:line draw:style-name="gr6" draw:text-style-name="P1" draw:layer="layout" svg:x1="16.409cm" svg:y1="8.972cm" svg:x2="17.975cm" svg:y2="7.406cm">
            <text:p/>
          </draw:line>
          <draw:line draw:style-name="gr6" draw:text-style-name="P1" draw:layer="layout" svg:x1="16.82cm" svg:y1="8.972cm" svg:x2="18.386cm" svg:y2="7.406cm">
            <text:p/>
          </draw:line>
          <draw:line draw:style-name="gr6" draw:text-style-name="P1" draw:layer="layout" svg:x1="17.231cm" svg:y1="8.972cm" svg:x2="18.797cm" svg:y2="7.406cm">
            <text:p/>
          </draw:line>
          <draw:line draw:style-name="gr6" draw:text-style-name="P1" draw:layer="layout" svg:x1="17.643cm" svg:y1="8.972cm" svg:x2="19.209cm" svg:y2="7.406cm">
            <text:p/>
          </draw:line>
          <draw:line draw:style-name="gr7" draw:text-style-name="P1" draw:layer="layout" svg:x1="18.072cm" svg:y1="9.393cm" svg:x2="19.536cm" svg:y2="7.929cm">
            <text:p/>
          </draw:line>
          <draw:line draw:style-name="gr7" draw:text-style-name="P1" draw:layer="layout" svg:x1="18.073cm" svg:y1="9.114cm" svg:x2="19.537cm" svg:y2="7.65cm">
            <text:p/>
          </draw:line>
          <draw:line draw:style-name="gr6" draw:text-style-name="P1" draw:layer="layout" svg:x1="16.602cm" svg:y1="8.981cm" svg:x2="18.168cm" svg:y2="7.415cm">
            <text:p/>
          </draw:line>
          <draw:line draw:style-name="gr6" draw:text-style-name="P1" draw:layer="layout" svg:x1="17.013cm" svg:y1="8.981cm" svg:x2="18.579cm" svg:y2="7.415cm">
            <text:p/>
          </draw:line>
          <draw:line draw:style-name="gr6" draw:text-style-name="P1" draw:layer="layout" svg:x1="17.424cm" svg:y1="8.981cm" svg:x2="18.99cm" svg:y2="7.415cm">
            <text:p/>
          </draw:line>
          <draw:line draw:style-name="gr6" draw:text-style-name="P1" draw:layer="layout" svg:x1="16.611cm" svg:y1="8.972cm" svg:x2="18.177cm" svg:y2="7.406cm">
            <text:p/>
          </draw:line>
          <draw:line draw:style-name="gr6" draw:text-style-name="P1" draw:layer="layout" svg:x1="17.022cm" svg:y1="8.972cm" svg:x2="18.588cm" svg:y2="7.406cm">
            <text:p/>
          </draw:line>
          <draw:line draw:style-name="gr6" draw:text-style-name="P1" draw:layer="layout" svg:x1="17.433cm" svg:y1="8.972cm" svg:x2="18.999cm" svg:y2="7.406cm">
            <text:p/>
          </draw:line>
          <draw:line draw:style-name="gr6" draw:text-style-name="P1" draw:layer="layout" svg:x1="16.2cm" svg:y1="8.972cm" svg:x2="17.766cm" svg:y2="7.406cm">
            <text:p/>
          </draw:line>
          <draw:line draw:style-name="gr2" draw:text-style-name="P1" draw:layer="layout" svg:x1="15.783cm" svg:y1="8.972cm" svg:x2="17.349cm" svg:y2="7.406cm">
            <text:p/>
          </draw:line>
          <draw:line draw:style-name="gr6" draw:text-style-name="P1" draw:layer="layout" svg:x1="13.724cm" svg:y1="8.981cm" svg:x2="15.29cm" svg:y2="7.415cm">
            <text:p/>
          </draw:line>
          <draw:line draw:style-name="gr6" draw:text-style-name="P1" draw:layer="layout" svg:x1="17.852cm" svg:y1="8.972cm" svg:x2="19.418cm" svg:y2="7.406cm">
            <text:p/>
          </draw:line>
        </draw:g>
        <draw:g>
          <draw:custom-shape draw:style-name="gr1" draw:text-style-name="P1" draw:layer="layout" svg:width="6.188cm" svg:height="6.187cm" svg:x="3.737cm" svg:y="13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3.747cm" svg:y1="13.727cm" svg:x2="5.931cm" svg:y2="11.543cm">
            <text:p/>
          </draw:line>
          <draw:line draw:style-name="gr3" draw:text-style-name="P1" draw:layer="layout" svg:x1="9.934cm" svg:y1="13.727cm" svg:x2="12.118cm" svg:y2="11.543cm">
            <text:p/>
          </draw:line>
          <draw:line draw:style-name="gr4" draw:text-style-name="P1" draw:layer="layout" svg:x1="5.931cm" svg:y1="11.543cm" svg:x2="12.118cm" svg:y2="11.543cm">
            <text:p/>
          </draw:line>
          <draw:line draw:style-name="gr3" draw:text-style-name="P1" draw:layer="layout" svg:x1="9.951cm" svg:y1="19.889cm" svg:x2="12.176cm" svg:y2="17.664cm">
            <text:p/>
          </draw:line>
          <draw:line draw:style-name="gr4" draw:text-style-name="P1" draw:layer="layout" svg:x1="12.118cm" svg:y1="11.543cm" svg:x2="12.118cm" svg:y2="17.664cm">
            <text:p/>
          </draw:line>
          <draw:line draw:style-name="gr5" draw:text-style-name="P1" draw:layer="layout" svg:x1="4.232cm" svg:y1="13.727cm" svg:x2="4.232cm" svg:y2="19.914cm">
            <text:p/>
          </draw:line>
          <draw:line draw:style-name="gr5" draw:text-style-name="P1" draw:layer="layout" svg:x1="4.805cm" svg:y1="13.727cm" svg:x2="4.805cm" svg:y2="19.914cm">
            <text:p/>
          </draw:line>
          <draw:line draw:style-name="gr5" draw:text-style-name="P1" draw:layer="layout" svg:x1="4.232cm" svg:y1="13.727cm" svg:x2="4.232cm" svg:y2="19.914cm">
            <text:p/>
          </draw:line>
          <draw:line draw:style-name="gr5" draw:text-style-name="P1" draw:layer="layout" svg:x1="7.097cm" svg:y1="13.727cm" svg:x2="7.097cm" svg:y2="19.914cm">
            <text:p/>
          </draw:line>
          <draw:line draw:style-name="gr5" draw:text-style-name="P1" draw:layer="layout" svg:x1="6.524cm" svg:y1="13.727cm" svg:x2="6.524cm" svg:y2="19.914cm">
            <text:p/>
          </draw:line>
          <draw:line draw:style-name="gr5" draw:text-style-name="P1" draw:layer="layout" svg:x1="5.951cm" svg:y1="13.727cm" svg:x2="5.951cm" svg:y2="19.914cm">
            <text:p/>
          </draw:line>
          <draw:line draw:style-name="gr5" draw:text-style-name="P1" draw:layer="layout" svg:x1="5.378cm" svg:y1="13.727cm" svg:x2="5.378cm" svg:y2="19.914cm">
            <text:p/>
          </draw:line>
          <draw:line draw:style-name="gr6" draw:text-style-name="P1" draw:layer="layout" svg:x1="7.122cm" svg:y1="13.763cm" svg:x2="9.306cm" svg:y2="11.579cm">
            <text:p/>
          </draw:line>
          <draw:line draw:style-name="gr5" draw:text-style-name="P1" draw:layer="layout" svg:x1="7.706cm" svg:y1="13.763cm" svg:x2="7.706cm" svg:y2="19.95cm">
            <text:p/>
          </draw:line>
          <draw:line draw:style-name="gr5" draw:text-style-name="P1" draw:layer="layout" svg:x1="8.28cm" svg:y1="13.763cm" svg:x2="8.28cm" svg:y2="19.95cm">
            <text:p/>
          </draw:line>
          <draw:line draw:style-name="gr5" draw:text-style-name="P1" draw:layer="layout" svg:x1="9.426cm" svg:y1="13.763cm" svg:x2="9.426cm" svg:y2="19.95cm">
            <text:p/>
          </draw:line>
          <draw:line draw:style-name="gr5" draw:text-style-name="P1" draw:layer="layout" svg:x1="8.853cm" svg:y1="13.763cm" svg:x2="8.853cm" svg:y2="19.95cm">
            <text:p/>
          </draw:line>
          <draw:line draw:style-name="gr6" draw:text-style-name="P1" draw:layer="layout" svg:x1="4.22cm" svg:y1="13.727cm" svg:x2="6.404cm" svg:y2="11.543cm">
            <text:p/>
          </draw:line>
          <draw:line draw:style-name="gr6" draw:text-style-name="P1" draw:layer="layout" svg:x1="4.793cm" svg:y1="13.727cm" svg:x2="6.977cm" svg:y2="11.543cm">
            <text:p/>
          </draw:line>
          <draw:line draw:style-name="gr6" draw:text-style-name="P1" draw:layer="layout" svg:x1="5.367cm" svg:y1="13.727cm" svg:x2="7.551cm" svg:y2="11.543cm">
            <text:p/>
          </draw:line>
          <draw:line draw:style-name="gr6" draw:text-style-name="P1" draw:layer="layout" svg:x1="5.94cm" svg:y1="13.727cm" svg:x2="8.124cm" svg:y2="11.543cm">
            <text:p/>
          </draw:line>
          <draw:line draw:style-name="gr6" draw:text-style-name="P1" draw:layer="layout" svg:x1="6.513cm" svg:y1="13.727cm" svg:x2="8.697cm" svg:y2="11.543cm">
            <text:p/>
          </draw:line>
          <draw:line draw:style-name="gr6" draw:text-style-name="P1" draw:layer="layout" svg:x1="5.94cm" svg:y1="13.727cm" svg:x2="8.124cm" svg:y2="11.543cm">
            <text:p/>
          </draw:line>
          <draw:line draw:style-name="gr6" draw:text-style-name="P1" draw:layer="layout" svg:x1="7.659cm" svg:y1="13.727cm" svg:x2="9.843cm" svg:y2="11.543cm">
            <text:p/>
          </draw:line>
          <draw:line draw:style-name="gr6" draw:text-style-name="P1" draw:layer="layout" svg:x1="8.232cm" svg:y1="13.727cm" svg:x2="10.416cm" svg:y2="11.543cm">
            <text:p/>
          </draw:line>
          <draw:line draw:style-name="gr6" draw:text-style-name="P1" draw:layer="layout" svg:x1="8.806cm" svg:y1="13.727cm" svg:x2="10.99cm" svg:y2="11.543cm">
            <text:p/>
          </draw:line>
          <draw:line draw:style-name="gr6" draw:text-style-name="P1" draw:layer="layout" svg:x1="9.379cm" svg:y1="13.727cm" svg:x2="11.563cm" svg:y2="11.543cm">
            <text:p/>
          </draw:line>
          <draw:line draw:style-name="gr5" draw:text-style-name="P1" draw:layer="layout" svg:x1="10.286cm" svg:y1="13.334cm" svg:x2="10.286cm" svg:y2="19.518cm">
            <text:p/>
          </draw:line>
          <draw:line draw:style-name="gr5" draw:text-style-name="P1" draw:layer="layout" svg:x1="4.111cm" svg:y1="13.363cm" svg:x2="10.298cm" svg:y2="13.363cm">
            <text:p/>
          </draw:line>
          <draw:line draw:style-name="gr5" draw:text-style-name="P1" draw:layer="layout" svg:x1="3.725cm" svg:y1="14.266cm" svg:x2="9.912cm" svg:y2="14.266cm">
            <text:p/>
          </draw:line>
          <draw:line draw:style-name="gr5" draw:text-style-name="P1" draw:layer="layout" svg:x1="3.725cm" svg:y1="14.839cm" svg:x2="9.912cm" svg:y2="14.839cm">
            <text:p/>
          </draw:line>
          <draw:line draw:style-name="gr5" draw:text-style-name="P1" draw:layer="layout" svg:x1="3.725cm" svg:y1="15.412cm" svg:x2="9.912cm" svg:y2="15.412cm">
            <text:p/>
          </draw:line>
          <draw:line draw:style-name="gr5" draw:text-style-name="P1" draw:layer="layout" svg:x1="3.725cm" svg:y1="15.985cm" svg:x2="9.912cm" svg:y2="15.985cm">
            <text:p/>
          </draw:line>
          <draw:line draw:style-name="gr5" draw:text-style-name="P1" draw:layer="layout" svg:x1="3.725cm" svg:y1="16.558cm" svg:x2="9.912cm" svg:y2="16.558cm">
            <text:p/>
          </draw:line>
          <draw:line draw:style-name="gr5" draw:text-style-name="P1" draw:layer="layout" svg:x1="3.725cm" svg:y1="17.131cm" svg:x2="9.912cm" svg:y2="17.131cm">
            <text:p/>
          </draw:line>
          <draw:line draw:style-name="gr5" draw:text-style-name="P1" draw:layer="layout" svg:x1="3.725cm" svg:y1="17.705cm" svg:x2="9.912cm" svg:y2="17.705cm">
            <text:p/>
          </draw:line>
          <draw:line draw:style-name="gr5" draw:text-style-name="P1" draw:layer="layout" svg:x1="3.725cm" svg:y1="18.278cm" svg:x2="9.912cm" svg:y2="18.278cm">
            <text:p/>
          </draw:line>
          <draw:line draw:style-name="gr5" draw:text-style-name="P1" draw:layer="layout" svg:x1="3.725cm" svg:y1="18.851cm" svg:x2="9.912cm" svg:y2="18.851cm">
            <text:p/>
          </draw:line>
          <draw:line draw:style-name="gr5" draw:text-style-name="P1" draw:layer="layout" svg:x1="3.725cm" svg:y1="19.424cm" svg:x2="9.912cm" svg:y2="19.424cm">
            <text:p/>
          </draw:line>
          <draw:line draw:style-name="gr5" draw:text-style-name="P1" draw:layer="layout" svg:x1="3.725cm" svg:y1="18.851cm" svg:x2="9.912cm" svg:y2="18.851cm">
            <text:p/>
          </draw:line>
          <draw:line draw:style-name="gr7" draw:text-style-name="P1" draw:layer="layout" svg:x1="9.978cm" svg:y1="14.242cm" svg:x2="12.144cm" svg:y2="12.076cm">
            <text:p/>
          </draw:line>
          <draw:line draw:style-name="gr7" draw:text-style-name="P1" draw:layer="layout" svg:x1="9.978cm" svg:y1="14.85cm" svg:x2="12.144cm" svg:y2="12.684cm">
            <text:p/>
          </draw:line>
          <draw:line draw:style-name="gr7" draw:text-style-name="P1" draw:layer="layout" svg:x1="9.978cm" svg:y1="15.458cm" svg:x2="12.144cm" svg:y2="13.292cm">
            <text:p/>
          </draw:line>
          <draw:line draw:style-name="gr7" draw:text-style-name="P1" draw:layer="layout" svg:x1="9.978cm" svg:y1="15.981cm" svg:x2="12.105cm" svg:y2="13.854cm">
            <text:p/>
          </draw:line>
          <draw:line draw:style-name="gr7" draw:text-style-name="P1" draw:layer="layout" svg:x1="9.978cm" svg:y1="16.579cm" svg:x2="12.105cm" svg:y2="14.452cm">
            <text:p/>
          </draw:line>
          <draw:line draw:style-name="gr7" draw:text-style-name="P1" draw:layer="layout" svg:x1="9.978cm" svg:y1="17.176cm" svg:x2="12.105cm" svg:y2="15.049cm">
            <text:p/>
          </draw:line>
          <draw:line draw:style-name="gr7" draw:text-style-name="P1" draw:layer="layout" svg:x1="9.985cm" svg:y1="17.707cm" svg:x2="12.16cm" svg:y2="15.532cm">
            <text:p/>
          </draw:line>
          <draw:line draw:style-name="gr7" draw:text-style-name="P1" draw:layer="layout" svg:x1="9.978cm" svg:y1="18.299cm" svg:x2="12.06cm" svg:y2="16.217cm">
            <text:p/>
          </draw:line>
          <draw:line draw:style-name="gr7" draw:text-style-name="P1" draw:layer="layout" svg:x1="9.978cm" svg:y1="18.884cm" svg:x2="12.06cm" svg:y2="16.802cm">
            <text:p/>
          </draw:line>
          <draw:line draw:style-name="gr7" draw:text-style-name="P1" draw:layer="layout" svg:x1="9.978cm" svg:y1="19.468cm" svg:x2="12.06cm" svg:y2="17.386cm">
            <text:p/>
          </draw:line>
          <draw:line draw:style-name="gr7" draw:text-style-name="P1" draw:layer="layout" svg:x1="9.978cm" svg:y1="18.884cm" svg:x2="12.06cm" svg:y2="16.802cm">
            <text:p/>
          </draw:line>
          <draw:line draw:style-name="gr5" draw:text-style-name="P1" draw:layer="layout" svg:x1="4.411cm" svg:y1="13.063cm" svg:x2="10.598cm" svg:y2="13.063cm">
            <text:p/>
          </draw:line>
          <draw:line draw:style-name="gr5" draw:text-style-name="P1" draw:layer="layout" svg:x1="10.586cm" svg:y1="13.034cm" svg:x2="10.586cm" svg:y2="19.218cm">
            <text:p/>
          </draw:line>
          <draw:line draw:style-name="gr5" draw:text-style-name="P1" draw:layer="layout" svg:x1="4.711cm" svg:y1="12.763cm" svg:x2="10.898cm" svg:y2="12.763cm">
            <text:p/>
          </draw:line>
          <draw:line draw:style-name="gr5" draw:text-style-name="P1" draw:layer="layout" svg:x1="10.886cm" svg:y1="12.734cm" svg:x2="10.886cm" svg:y2="18.918cm">
            <text:p/>
          </draw:line>
          <draw:line draw:style-name="gr5" draw:text-style-name="P1" draw:layer="layout" svg:x1="5.011cm" svg:y1="12.463cm" svg:x2="11.198cm" svg:y2="12.463cm">
            <text:p/>
          </draw:line>
          <draw:line draw:style-name="gr5" draw:text-style-name="P1" draw:layer="layout" svg:x1="11.186cm" svg:y1="12.434cm" svg:x2="11.186cm" svg:y2="18.618cm">
            <text:p/>
          </draw:line>
          <draw:line draw:style-name="gr5" draw:text-style-name="P1" draw:layer="layout" svg:x1="5.311cm" svg:y1="12.163cm" svg:x2="11.498cm" svg:y2="12.163cm">
            <text:p/>
          </draw:line>
          <draw:line draw:style-name="gr5" draw:text-style-name="P1" draw:layer="layout" svg:x1="11.486cm" svg:y1="12.134cm" svg:x2="11.486cm" svg:y2="18.318cm">
            <text:p/>
          </draw:line>
          <draw:line draw:style-name="gr5" draw:text-style-name="P1" draw:layer="layout" svg:x1="5.611cm" svg:y1="11.863cm" svg:x2="11.798cm" svg:y2="11.863cm">
            <text:p/>
          </draw:line>
          <draw:line draw:style-name="gr5" draw:text-style-name="P1" draw:layer="layout" svg:x1="11.786cm" svg:y1="11.834cm" svg:x2="11.786cm" svg:y2="18.018cm">
            <text:p/>
          </draw:line>
        </draw:g>
        <draw:line draw:style-name="gr9" draw:text-style-name="P1" draw:layer="layout" svg:x1="6.08cm" svg:y1="11.16cm" svg:x2="13.446cm" svg:y2="9.128cm">
          <text:p/>
        </draw:line>
        <draw:line draw:style-name="gr9" draw:text-style-name="P1" draw:layer="layout" svg:x1="15.478cm" svg:y1="11.668cm" svg:x2="12.176cm" svg:y2="17.764cm">
          <text:p/>
        </draw:line>
        <draw:line draw:style-name="gr9" draw:text-style-name="P1" draw:layer="layout" svg:x1="15.732cm" svg:y1="9.382cm" svg:x2="12.43cm" svg:y2="11.414cm">
          <text:p/>
        </draw:line>
        <draw:line draw:style-name="gr9" draw:text-style-name="P1" draw:layer="layout" svg:x1="13.446cm" svg:y1="11.16cm" svg:x2="12.176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0:50:28.650757920</meta:creation-date>
    <dc:date>2015-09-13T21:36:45.101519698</dc:date>
    <dc:creator>Ashwin </dc:creator>
    <meta:editing-duration>P0D</meta:editing-duration>
    <meta:editing-cycles>2</meta:editing-cycles>
    <meta:generator>LibreOffice/4.2.8.2$Linux_X86_64 LibreOffice_project/420m0$Build-2</meta:generator>
    <meta:document-statistic meta:object-count="194"/>
  </office:meta>
</office:document-meta>
</file>